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arizl" svg:font-family="ariz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UrbanTitle3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-0.002cm" fo:text-indent="0cm" style:auto-text-indent="false">
        <style:tab-stops>
          <style:tab-stop style:position="10.001cm"/>
        </style:tab-stops>
      </style:paragraph-properties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paragraph-rsid="00024084" style:font-size-asian="11pt" style:font-size-complex="11pt"/>
    </style:style>
    <style:style style:name="P7" style:family="paragraph" style:parent-style-name="Standard">
      <style:text-properties style:font-name="arial" officeooo:paragraph-rsid="00024084"/>
    </style:style>
    <style:style style:name="P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24084" style:font-size-asian="10pt" style:font-size-complex="10pt"/>
    </style:style>
    <style:style style:name="P9" style:family="paragraph" style:parent-style-name="UrbanBody">
      <style:text-properties style:font-name="arial"/>
    </style:style>
    <style:style style:name="P10" style:family="paragraph" style:parent-style-name="UrbanBody">
      <style:text-properties style:font-name="arial" fo:font-size="11pt" style:font-size-asian="11pt" style:font-size-complex="11pt"/>
    </style:style>
    <style:style style:name="P11" style:family="paragraph" style:parent-style-name="UrbanBody">
      <style:text-properties style:font-name="arial" fo:font-size="11pt" officeooo:paragraph-rsid="00024084" style:font-size-asian="11pt" style:font-size-complex="11pt"/>
    </style:style>
    <style:style style:name="P12" style:family="paragraph" style:parent-style-name="UrbanBody">
      <style:text-properties style:font-name="arial" fo:font-size="11pt" style:font-size-asian="11pt" style:font-name-complex="Arial" style:font-size-complex="11pt"/>
    </style:style>
    <style:style style:name="P13" style:family="paragraph" style:parent-style-name="UrbanBody">
      <style:paragraph-properties fo:margin-left="1.251cm" fo:margin-right="0cm" fo:text-indent="0cm" style:auto-text-indent="false"/>
      <style:text-properties style:font-name="arial" fo:font-size="11pt" style:font-size-asian="11pt" style:font-size-complex="11pt"/>
    </style:style>
    <style:style style:name="P14" style:family="paragraph" style:parent-style-name="UrbanTitle">
      <style:text-properties style:font-name="arial"/>
    </style:style>
    <style:style style:name="P15" style:family="paragraph" style:parent-style-name="UrbanTitle">
      <style:text-properties style:font-name="arial" style:text-underline-style="none" fo:font-weight="bold" style:font-weight-asian="bold" style:font-weight-complex="bold"/>
    </style:style>
    <style:style style:name="P16" style:family="paragraph" style:parent-style-name="UrbanTitle3"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17" style:family="paragraph" style:parent-style-name="UrbanTitle3">
      <style:paragraph-properties fo:text-align="start" style:justify-single-word="false"/>
      <style:text-properties style:font-name="arial" fo:font-size="11pt" style:text-underline-style="none" fo:font-weight="normal" officeooo:paragraph-rsid="00024084" style:font-size-asian="11pt" style:font-weight-asian="normal" style:font-size-complex="11pt" style:font-weight-complex="normal"/>
    </style:style>
    <style:style style:name="P18" style:family="paragraph" style:parent-style-name="UrbanTitle3">
      <style:text-properties style:font-name="arial" fo:font-size="11pt" fo:font-weight="normal" officeooo:paragraph-rsid="00024084" style:font-size-asian="11pt" style:font-weight-asian="normal" style:font-size-complex="11pt" style:font-weight-complex="normal"/>
    </style:style>
    <style:style style:name="P19" style:family="paragraph" style:parent-style-name="UrbanTitle3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84aa93" style:font-style-asian="normal" style:font-weight-asian="normal" style:font-name-complex="Arial" style:font-style-complex="italic" style:font-weight-complex="normal"/>
    </style:style>
    <style:style style:name="T4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5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style:font-name-complex="Arial"/>
    </style:style>
    <style:style style:name="T9" style:family="text">
      <style:text-properties style:use-window-font-color="true" style:font-name-complex="Arial"/>
    </style:style>
    <style:style style:name="T10" style:family="text">
      <style:text-properties fo:language="zxx" fo:country="none" style:language-asian="zxx" style:country-asian="none"/>
    </style:style>
    <style:style style:name="T11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fo:color="#646464" style:font-name-complex="Ari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0" style:family="text">
      <style:text-properties style:font-name="ariz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" style:family="text">
      <style:text-properties style:font-name="ariz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4" style:family="text">
      <style:text-properties fo:letter-spacing="normal" fo:language="fr" fo:country="FR" fo:font-style="normal" fo:font-weight="normal" officeooo:rsid="0084aa93" style:font-style-asian="normal" style:font-weight-asian="normal" style:font-name-complex="Calibri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office:annotation><dc:creator>Gauthier Bastien</dc:creator><dc:date>2011-01-13T14:56:41</dc:date><text:p text:style-name="P20"><text:span text:style-name="T25">do text</text:span></text:p><text:p text:style-name="P20"><text:span text:style-name="T25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8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18"><text:span text:style-name="T10">Au Gouvernement de la REGION WALLONNE,</text:span></text:p>
            <text:p text:style-name="P18">Le Ministre de l’Aménagement du Territoire<text:span text:style-name="T10"> c/o Madame la Directrice Générale </text:span>.G.A.T.L.P.</text:p>
            <text:p text:style-name="P18">Rue des Brigades d’Irlande, 1 </text:p>
            <text:p text:style-name="P17"><text:span text:style-name="T5">5100 Jambes</text:span></text:p>
          </table:table-cell>
        </table:table-row>
      </table:table>
      <text:p text:style-name="P7"/>
      <text:p text:style-name="P15">Recours de la ville au GW contre décision du FD</text:p>
      <text:p text:style-name="P14"/>
      <text:p text:style-name="P9"/>
      <text:p text:style-name="P10"><office:annotation><dc:creator>Gauthier Bastien</dc:creator><dc:date>2011-01-13T14:56:41</dc:date><text:p text:style-name="P20"><text:span text:style-name="T25">do text</text:span></text:p><text:p text:style-name="P20"><text:span text:style-name="T25">from document(at=reference, format='odt')</text:span></text:p></office:annotation>Import depuis reference.odt</text:p>
      <text:p text:style-name="P10"/>
      <text:p text:style-name="P10"/>
      <text:p text:style-name="P10">Monsieur le Ministre,</text:p>
      <text:p text:style-name="P10">Madame la Directrice,</text:p>
      <text:p text:style-name="P10"/>
      <text:p text:style-name="P19">Concerne :</text:p>
      <text:p text:style-name="P10"><office:annotation><dc:creator>Gauthier Bastien</dc:creator><dc:date>2011-02-16T16:12:24</dc:date><text:p text:style-name="P20"><text:span text:style-name="T27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20"><text:span text:style-name="T26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0"><text:span text:style-name="T6">Objet :</text:span> <text:text-input text:description="Objet des travaux">self.getLicenceSubject()</text:text-input></text:p>
      <text:p text:style-name="P10"><text:span text:style-name="T6">Situation :</text:span> <text:text-input text:description="Situation des travaux">self.getWorkLocationSignaletic()</text:text-input></text:p>
      <text:p text:style-name="P10"><text:span text:style-name="T6">Référence cadastrale</text:span> : <text:text-input text:description="Parcelles">self.getPortionOutsText()</text:text-input></text:p>
      <text:p text:style-name="P10"/>
      <text:p text:style-name="P5"/>
      <text:p text:style-name="P10">Nous vous informons que le Collège Communal, réuni en sa séance de ce [DATE], a décidé d’introduire un recours auprès du Gouvernement Wallon sur base de l’article 127§6 du CWATUPE contre la décision du fonctionnaire délégué du <text:text-input text:description="Champs Permis de bâtir-Date du dernier rapport de collège">tool.formatDate(self.getLastWalloonRegionOpinionRequest().getEventDate())</text:text-input><text:s/>octroyant à <text:text-input text:description="Demandeurs">self.getApplicantsSignaletic()</text:text-input><text:s/>un permis d’urbanisme ayant pour objet <text:text-input text:description="Objet des travaux">self.getLicenceSubject()</text:text-input><text:s/>pour un bien sis <text:text-input text:description="Situation des travaux">self.getWorkLocationSignaletic()</text:text-input><text:span text:style-name="T8">.</text:span></text:p>
      <text:p text:style-name="P10"/>
      <text:p text:style-name="P19">I.Recevabilité</text:p>
      <text:p text:style-name="P10"/>
      <text:p text:style-name="P13">a) Ratione Temporis</text:p>
      <text:p text:style-name="P10"/>
      <text:p text:style-name="P10">La décision incriminée a été réceptionnée au secrétariat communal le <text:text-input text:description="Champs Permis de bâtir-Date du dernier rapport de collège">tool.formatDate(self.getLastWalloonRegionOpinionRequest().getReceiptDate())</text:text-input></text:p>
      <text:p text:style-name="P10">Le premier jour du délai est donc le <text:span text:style-name="T14"><text:s/></text:span><text:span text:style-name="T9"><text:text-input text:description="Champs Permis de bâtir-Date du dernier rapport de collège">tool.formatDate(self.getLastWalloonRegionOpinionRequest().getReceiptDate())</text:text-input></text:span><text:span text:style-name="T9"><text:s/></text:span>et le dernier jour est le <text:span text:style-name="T9"><text:text-input text:description="Champs Permis de bâtir-Date du dernier rapport de collège">tool.formatDate(self.getLastWalloonRegionOpinionRequest().getReceiptDate() + 30 )</text:text-input></text:span><text:span text:style-name="T14">.</text:span></text:p>
      <text:p text:style-name="P10"/>
      <text:p text:style-name="P10">Le présent recours déposé à la poste le <text:text-input text:description="Champs généraux-Commune">tool.formatDate(urbanEventObj.getTransmitDate())</text:text-input><text:span text:style-name="T14"><text:s/>e</text:span>st donc recevable.</text:p>
      <text:p text:style-name="P10"/>
      <text:p text:style-name="P13">b) Intérêt</text:p>
      <text:p text:style-name="P10"/>
      <text:p text:style-name="P11">La Ville de <text:span text:style-name="Police_20_par_20_défaut"><text:span text:style-name="T24"><text:text-input text:description="">tool.getCityName()</text:text-input></text:span></text:span><text:s/>représentée par son Collège Communal a intérêt au présent recours puisqu’en date du [DATE]<text:span text:style-name="T14"> </text:span>cette assemblée avait décidé de transmettre la demande au <text:soft-page-break/>fonctionnaire délégué avec avis défavorable.</text:p>
      <text:p text:style-name="P10"/>
      <text:p text:style-name="P10">La commune introduit donc le présent recours pour défendre sa politique urbanistique et la conception qu’elle se fait du bon aménagement des lieux.</text:p>
      <text:p text:style-name="P10"/>
      <text:p text:style-name="P10"/>
      <text:p text:style-name="P10"/>
      <text:p text:style-name="P19">II.Moyens</text:p>
      <text:p text:style-name="P10"/>
      <text:p text:style-name="P10">Pour ces motifs, nous vous demandons de déclarer ce recours recevable et fondé et de refuser dès lors le permis.</text:p>
      <text:p text:style-name="P10"/>
      <text:p text:style-name="P10"/>
      <text:p text:style-name="P12">Nous vous prions de croire, Monsieur le Ministre de l’Aménagement du Territoire, Madame la Directrice Générale, à l’expression de notre considération distinguée.</text:p>
      <text:p text:style-name="P10"/>
      <text:p text:style-name="P10"><office:annotation><dc:creator>Gauthier Bastien</dc:creator><dc:date>2011-01-13T14:56:41</dc:date><text:p text:style-name="P20"><text:span text:style-name="T25">do text</text:span></text:p><text:p text:style-name="P20"><text:span text:style-name="T25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arizl" svg:font-family="ariz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Normal_20_centré" style:display-name="Normal centré" style:family="paragraph" style:parent-style-name="Standard">
      <style:paragraph-properties fo:margin-left="1cm" fo:margin-right="-0.002cm" fo:text-align="justify" style:justify-single-word="false" fo:text-indent="1.75cm" style:auto-text-indent="false">
        <style:tab-stops>
          <style:tab-stop style:position="10.001cm"/>
        </style:tab-stops>
      </style:paragraph-properties>
      <style:text-properties fo:font-size="12pt" fo:language="fr" fo:country="FR" style:font-size-asian="12pt" style:language-asian="fr" style:country-asian="F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1:06:37.097854533</dc:date>
    <dc:language>fr-FR</dc:language>
    <meta:editing-cycles>148</meta:editing-cycles>
    <meta:editing-duration>P2DT8H17M32S</meta:editing-duration>
    <meta:document-statistic meta:table-count="1" meta:image-count="0" meta:object-count="0" meta:page-count="2" meta:paragraph-count="30" meta:word-count="308" meta:character-count="2288" meta:non-whitespace-character-count="2042"/>
    <meta:user-defined meta:name="Info 1"/>
    <meta:user-defined meta:name="Info 2"/>
    <meta:user-defined meta:name="Info 3"/>
    <meta:user-defined meta:name="Info 4"/>
  </office:meta>
</office:document-meta>
</file>